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80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  <style:style style:name="T17" style:family="text">
      <style:text-properties officeooo:rsid="00e46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B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<text:span text:style-name="T16">con </text:span>B)</text:p>
            </table:table-cell>
            <table:table-cell table:style-name="Tabella2.A2" office:value-type="string">
              <text:p text:style-name="P32"><text:span text:style-name="T16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L2" office:value-type="string">
              <text:p text:style-name="P35"><text:span text:style-name="T17">Date </text:span>Arrivi</text:p>
            </table:table-cell>
            <table:table-cell table:style-name="Tabella2.R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36"><text:placeholder text:placeholder-type="text">&lt;record[21]&gt;</text:placeholder></text:p>
          </table:table-cell>
          <table:table-cell table:style-name="Tabella2.R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int(record[18]) if record[18] else ''&gt;</text:placeholder></text:span><text:span text:style-name="T12"><text:placeholder text:placeholder-type="text">&lt;int(record[19]) if record[19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25T16:02:35.475754390</dc:date>
    <dc:creator>thebrush </dc:creator>
    <meta:editing-duration>P1DT7H51M7S</meta:editing-duration>
    <meta:editing-cycles>220</meta:editing-cycles>
    <meta:document-statistic meta:table-count="1" meta:image-count="0" meta:object-count="0" meta:page-count="1" meta:paragraph-count="51" meta:word-count="127" meta:character-count="947" meta:non-whitespace-character-count="825"/>
  </office:meta>
</office:document-meta>
</file>